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o1" style:family="table-column">
      <style:table-column-properties fo:break-before="auto" style:column-width="5.11527777777778cm"/>
    </style:style>
    <style:style style:name="co2" style:family="table-column">
      <style:table-column-properties fo:break-before="auto" style:column-width="8.149166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ate et heure</text:p>
          </table:table-cell>
          <table:table-cell office:value-type="string" table:style-name="ce1">
            <text:p>Suje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/10 10h-11h</text:p>
          </table:table-cell>
          <table:table-cell office:value-type="string" table:style-name="ce1">
            <text:p>Création des fichiers python des fonctions appelées, plus le fichier cs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/10 11h30-12h30</text:p>
          </table:table-cell>
          <table:table-cell office:value-type="string" table:style-name="ce1">
            <text:p>Modification des codes fastapi et streaml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/10 15h-15h30</text:p>
          </table:table-cell>
          <table:table-cell office:value-type="string" table:style-name="ce1">
            <text:p>Débuggage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Maxence</meta:initial-creator>
    <dc:creator>Maxence</dc:creator>
    <meta:creation-date>2022-10-31T14:17:10Z</meta:creation-date>
    <dc:date>2022-10-31T14:34:41Z</dc:date>
  </office:meta>
</office:document-meta>
</file>